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03f8b" officeooo:paragraph-rsid="00203f8b"/>
    </style:style>
    <style:style style:name="P2" style:family="paragraph" style:parent-style-name="Standard">
      <style:text-properties officeooo:rsid="00211360" officeooo:paragraph-rsid="00211360"/>
    </style:style>
    <style:style style:name="P3" style:family="paragraph" style:parent-style-name="Standard">
      <style:text-properties officeooo:rsid="00211360" officeooo:paragraph-rsid="002245cf"/>
    </style:style>
    <style:style style:name="P4" style:family="paragraph" style:parent-style-name="Standard">
      <style:text-properties officeooo:rsid="002245cf" officeooo:paragraph-rsid="002245cf"/>
    </style:style>
    <style:style style:name="P5" style:family="paragraph" style:parent-style-name="Standard">
      <style:text-properties officeooo:rsid="002245cf" officeooo:paragraph-rsid="00264011"/>
    </style:style>
    <style:style style:name="P6" style:family="paragraph" style:parent-style-name="Standard">
      <style:text-properties officeooo:rsid="00252c22" officeooo:paragraph-rsid="00252c22"/>
    </style:style>
    <style:style style:name="P7" style:family="paragraph" style:parent-style-name="Standard">
      <style:text-properties officeooo:rsid="0025b99f" officeooo:paragraph-rsid="0025b99f"/>
    </style:style>
    <style:style style:name="P8" style:family="paragraph" style:parent-style-name="Standard">
      <style:text-properties officeooo:rsid="00270384" officeooo:paragraph-rsid="00270384"/>
    </style:style>
    <style:style style:name="P9" style:family="paragraph" style:parent-style-name="Standard">
      <style:text-properties officeooo:rsid="0028f528" officeooo:paragraph-rsid="0028f528"/>
    </style:style>
    <style:style style:name="P10" style:family="paragraph" style:parent-style-name="Standard">
      <style:text-properties officeooo:rsid="00299307" officeooo:paragraph-rsid="00299307"/>
    </style:style>
    <style:style style:name="P11" style:family="paragraph" style:parent-style-name="Standard">
      <style:text-properties officeooo:rsid="002c021c" officeooo:paragraph-rsid="002c021c"/>
    </style:style>
    <style:style style:name="P12" style:family="paragraph" style:parent-style-name="Standard">
      <style:text-properties officeooo:rsid="002d23e0" officeooo:paragraph-rsid="002d23e0"/>
    </style:style>
    <style:style style:name="P13" style:family="paragraph" style:parent-style-name="Standard">
      <style:text-properties officeooo:paragraph-rsid="002d23e0"/>
    </style:style>
    <style:style style:name="T1" style:family="text">
      <style:text-properties officeooo:rsid="00211360"/>
    </style:style>
    <style:style style:name="T2" style:family="text">
      <style:text-properties officeooo:rsid="002245cf"/>
    </style:style>
    <style:style style:name="T3" style:family="text">
      <style:text-properties officeooo:rsid="002399d2"/>
    </style:style>
    <style:style style:name="T4" style:family="text">
      <style:text-properties officeooo:rsid="00252c22"/>
    </style:style>
    <style:style style:name="T5" style:family="text">
      <style:text-properties officeooo:rsid="0028f528"/>
    </style:style>
    <style:style style:name="T6" style:family="text">
      <style:text-properties officeooo:rsid="00299307"/>
    </style:style>
    <style:style style:name="T7" style:family="text">
      <style:text-properties officeooo:rsid="002d23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Package Dependencies</text:span></text:p>
      <text:p text:style-name="P7">Packages can’t always run by themselves, they often need dependencies to help them run. </text:p>
      <text:p text:style-name="P7"/>
      <text:p text:style-name="P7">Sometimes when you install programs, they rely on other programs to work. These other programs are called dependencies. For example, if a developer wanted to create an instant messenger application and wants to encrypt their messages between users, instead of having to create the encryption themselves they can use a package someone else has written that will do them encryption for them. So, you download their messeaging application but you also need to download the package to encrypt the message, the instant messenger is dependent on the encryption program.</text:p>
      <text:p text:style-name="P7"/>
      <text:p text:style-name="P7">When you go to install software from the repository, the system installs the program, if it notices it is dependent on another program it will install both at the same same so you don’t have to install it yourself. </text:p>
      <text:p text:style-name="P7"/>
      <text:p text:style-name="P1"/>
      <text:p text:style-name="P1">-<text:tab/>Apt &amp; Yum</text:p>
      <text:p text:style-name="P1">The two most popular package management systems are Apt and Yum. As mentioned previously, Apt is part of the Debian line of operating systems, such as Debian, Ubuntu, Linux Mint, and more. </text:p>
      <text:p text:style-name="P1"/>
      <text:p text:style-name="P1"><text:span text:style-name="T1">Yum</text:span> is part of Red Hat, <text:span text:style-name="T1">such as</text:span> Red Hat Enterprise Linux, Fedora, CentOS, <text:span text:style-name="T1">and more.</text:span></text:p>
      <text:p text:style-name="P1"/>
      <text:p text:style-name="P2">To install a package it’s pretty much the same on both apt and yum.</text:p>
      <text:p text:style-name="P2"/>
      <text:p text:style-name="P2">sudo apt-get install &lt;packagename&gt;</text:p>
      <text:p text:style-name="P2">sudo yum install &lt;packagename&gt;</text:p>
      <text:p text:style-name="P2"/>
      <text:p text:style-name="P3">On older systems they only used apt-get, but apt is a newer streamlined version, for day to day use you wouldn’t notice much of a difference except apt (not apt-get) has a nice percentage gauge at the bottom of the terminal telling you how close it is to completion. On some recent versions of Fedora ‘yum’ has been replaced with ‘<text:span text:style-name="T2">dnf’, it works the same and has the same interface, just replace ‘yum’ with ‘dnf’</text:span></text:p>
      <text:p text:style-name="P2"/>
      <text:p text:style-name="P2">I can install software but I no longer want it, how do I remove it? </text:p>
      <text:p text:style-name="P2"/>
      <text:p text:style-name="P2">sudo apt remove &lt;packagename&gt;</text:p>
      <text:p text:style-name="P2">sudo yum <text:span text:style-name="T2">e</text:span>r<text:span text:style-name="T2">ase</text:span> &lt;packagename&gt;</text:p>
      <text:p text:style-name="P2"/>
      <text:p text:style-name="P2">You can install and remove software, but they don’t update on their own, but luckily there is a nice easy command to do that for you.</text:p>
      <text:p text:style-name="P2"/>
      <text:p text:style-name="P2">sudo apt update</text:p>
      <text:p text:style-name="P2">sudo yum update</text:p>
      <text:p text:style-name="P2"/>
      <text:p text:style-name="P2">This command updates your package repositories, this basically lets your system know what needs to update, what doesn’t need to update, and what software is no longer needed. <text:span text:style-name="T2">With Yum it will then ask if you want to apply any updates it finds, with apt you have to use one extra step.</text:span></text:p>
      <text:p text:style-name="P2"/>
      <text:p text:style-name="P2">sudo apt upgrade</text:p>
      <text:p text:style-name="P2"/>
      <text:p text:style-name="P2">This command will <text:span text:style-name="T2">let you know what updates needs to be downloaded and will ask you if you wish for them to be installed.</text:span></text:p>
      <text:p text:style-name="P1"/>
      <text:p text:style-name="P1"><text:soft-page-break/></text:p>
      <text:p text:style-name="P1"/>
      <text:p text:style-name="P1">-<text:tab/>DPKG &amp; RPM</text:p>
      <text:p text:style-name="P4">So you just learnt the easiest way to install software over the terminal. But not everything is in your repository so you have to download it and install it yourself, you won’t often see this if you stick to the package repositories. If you’ve used Windows you’ll most likely have come across .exe, and if you’re used to MacOS then .dmg. </text:p>
      <text:p text:style-name="P4"/>
      <text:p text:style-name="P4">.deb and .rpm is essentially the same thing, but you can still install them via the terminal. <text:span text:style-name="T3">Just like with apt and yum each one is exclusive to it’s distribution. .deb is from Debian, and .rpm from Red Hat.</text:span></text:p>
      <text:p text:style-name="P4"><text:span text:style-name="T4">There is a major problem with installing software this way,</text:span> they will not install the package dependencies, so if your package had 10 dependencies, you would have to install those packages separately and then their dependencies, and so on. <text:span text:style-name="T4">This</text:span> was one of the reasons that brought <text:span text:style-name="T4">forward</text:span> the <text:span text:style-name="T4">package </text:span>management systems <text:span text:style-name="T4">such as apt &amp; yum.</text:span></text:p>
      <text:p text:style-name="P4"/>
      <text:p text:style-name="P4"><text:span text:style-name="T4">So, to i</text:span>nstall a package <text:span text:style-name="T4">you use these commands</text:span></text:p>
      <text:p text:style-name="P4"/>
      <text:p text:style-name="P4"><text:span text:style-name="T4">sudo</text:span> dpkg -i <text:span text:style-name="T4">&lt;package.deb&gt;</text:span></text:p>
      <text:p text:style-name="P4"/>
      <text:p text:style-name="P4"><text:span text:style-name="T4">sudo </text:span>rpm -i <text:span text:style-name="T4">&lt;package.deb&gt;</text:span></text:p>
      <text:p text:style-name="P4"/>
      <text:p text:style-name="P4">The ‘-i’ <text:span text:style-name="T4">flag</text:span> <text:span text:style-name="T4">is</text:span> for install.</text:p>
      <text:p text:style-name="P4"/>
      <text:p text:style-name="P4"><text:span text:style-name="T4">To remov</text:span>e a package</text:p>
      <text:p text:style-name="P4"/>
      <text:p text:style-name="P4"/>
      <text:p text:style-name="P5"><text:span text:style-name="T4">sudo </text:span>dpkg -r <text:span text:style-name="T4">&lt;package.deb&gt;</text:span></text:p>
      <text:p text:style-name="P4"/>
      <text:p text:style-name="P5"><text:span text:style-name="T4">sudo </text:span>rpm -e <text:span text:style-name="T4">&lt;package.deb&gt;</text:span></text:p>
      <text:p text:style-name="P4"/>
      <text:p text:style-name="P6">The ‘-r’ flag on dpkg stands for remove, with RPM the ‘-e’- flag means erase. </text:p>
      <text:p text:style-name="P4"/>
      <text:p text:style-name="P4"/>
      <text:p text:style-name="P1"/>
      <text:p text:style-name="P1"/>
      <text:p text:style-name="P1">-<text:tab/>Compressed Files</text:p>
      <text:p text:style-name="P1"/>
      <text:p text:style-name="P8">Many files online that you come across are often archived (compressed), you may know .zip or .rar files. If you don’t, an archive is an archive of files, inside of an archive you will find many files. An archive is an easy way of sending multiple files in one easy download. They can also compress file sizes, making them smaller to download than the full file sizes on their own.</text:p>
      <text:p text:style-name="P8"/>
      <text:p text:style-name="P9">On GNU/Linux you can use gzip to compress files. Instead of .zip they use .gz.</text:p>
      <text:p text:style-name="P8"/>
      <text:p text:style-name="P8">To compress a file down <text:span text:style-name="T5">run gzip and the name of the file you want to compress</text:span></text:p>
      <text:p text:style-name="P8"/>
      <text:p text:style-name="P8">gzip <text:span text:style-name="T5">homework</text:span></text:p>
      <text:p text:style-name="P8"/>
      <text:p text:style-name="P8">To decompress the file <text:span text:style-name="T5">you use gunzip (g un-zip) and the name of the file. </text:span></text:p>
      <text:p text:style-name="P8"/>
      <text:p text:style-name="P8">gunzip <text:span text:style-name="T5">homework.</text:span>gz</text:p>
      <text:p text:style-name="P8"><text:soft-page-break/></text:p>
      <text:p text:style-name="P9">That’s all well and good for compressing file sizes, but gzip can’t add multiple files, luckily there is another way, it’s called tar. Tar is a little more complicated than gzip. (Remember man pages if you want to learn more about a command: man tar)</text:p>
      <text:p text:style-name="P9"/>
      <text:p text:style-name="P9">So lets say you want to send some pictures to a friend, it’s easier to send them in a single .tar rather than 3 separate downloads. Use the tar command, the appropriate flags, then the name of what you want the archive to be called. Leave spaces between that, then each file you want to add.</text:p>
      <text:p text:style-name="P9"/>
      <text:p text:style-name="P9">tar -cvf holidaysnaps.tar holidayphoto1 holidayphoto2 holiday photo3</text:p>
      <text:p text:style-name="P9"/>
      <text:p text:style-name="P9">The flags used:</text:p>
      <text:p text:style-name="P9"/>
      <text:p text:style-name="P9">c – Create, this is because you want to create a new archive</text:p>
      <text:p text:style-name="P9">v - <text:s/>Vervose, this tell the program to be verbose and let us see what it's doing</text:p>
      <text:p text:style-name="P9">f - <text:s/>Filename, this means you can create a filename for your .tar file.</text:p>
      <text:p text:style-name="P9"/>
      <text:p text:style-name="P9">To extract the contents of a tar file, use:</text:p>
      <text:p text:style-name="P9"/>
      <text:p text:style-name="P9"><text:s/>tar -xvf myholidaysnaps.tar</text:p>
      <text:p text:style-name="P9"/>
      <text:p text:style-name="P9">x – Extract</text:p>
      <text:p text:style-name="P9">v – Verbose, this tell the program to be verbose and let us see what it's doing</text:p>
      <text:p text:style-name="P9">f - <text:s/>Filename, tells tar that the next parameter is the file name of the archive</text:p>
      <text:p text:style-name="P9"/>
      <text:p text:style-name="P9">Sometimes you’ll see a .tar.gz file. Why are both used? Well tar adds files together but it doesn’t compress them, you already know gzip does but can only use one file. So if you use tar to create a single file you can then use gzip to compress them.</text:p>
      <text:p text:style-name="P9"/>
      <text:p text:style-name="P9">So, how do I compress a .tar.gz? You work from the outside in. First use gzip to decompress, then unpack the archive with tar. Alternatively you can add the ‘-z’ flag to tar, this tells tar to remove the compression with gzip.</text:p>
      <text:p text:style-name="P9"/>
      <text:p text:style-name="P10">So lets create a compressed tar file using the ‘-z’ flag.</text:p>
      <text:p text:style-name="P9"/>
      <text:p text:style-name="P9">tar -czf my<text:span text:style-name="T6">holidaysnaps.</text:span>tar.gz</text:p>
      <text:p text:style-name="P9"/>
      <text:p text:style-name="P10">To uncompress and extract the files from a .tar.gz</text:p>
      <text:p text:style-name="P9"/>
      <text:p text:style-name="P9">$ tar -xzf file.tar.<text:span text:style-name="T6">gz</text:span></text:p>
      <text:p text:style-name="P1"/>
      <text:p text:style-name="P1">-<text:tab/>From Source Code</text:p>
      <text:p text:style-name="P1"/>
      <text:p text:style-name="P11">In very rare occasions you will find programs that are only in source code, <text:span text:style-name="T7">meaning it’s not yet a program ready to run, you need to compile the code to make it able to execute on your system.</text:span></text:p>
      <text:p text:style-name="P11"/>
      <text:p text:style-name="P12">There is a tool you can install from the repository that makes things easier. </text:p>
      <text:p text:style-name="P12"/>
      <text:p text:style-name="P12">sudo apt install build-essential</text:p>
      <text:p text:style-name="P12"/>
      <text:p text:style-name="P12">Once that is installed, extract the contents of the package file, it’s most likely going to be a .tar.gz file.</text:p>
      <text:p text:style-name="P12"><text:soft-page-break/>tar -xzvf package.tar.gz</text:p>
      <text:p text:style-name="P12"/>
      <text:p text:style-name="P12">Now, before you do anything, take a look at the README or INSTALL file inside the package. Sometimes there are instructions on how to build it or specific installation requirements.</text:p>
      <text:p text:style-name="P12"/>
      <text:p text:style-name="P12">There are a few ways to do this depending on the compile method of the developer. ‘make’ is the most common one so that’s the one going to be covered.</text:p>
      <text:p text:style-name="P12"/>
      <text:p text:style-name="P12">Inside the files there should be be a configure script, this script checks for dependencies on your system and if you are missing anything, you'll see an error and you'll need to fix those dependencies.</text:p>
      <text:p text:style-name="P12"/>
      <text:p text:style-name="P12">‘./’ followed by the name of the script is how you run scripts. Often you’ll find them with ‘.sh’ on the end.</text:p>
      <text:p text:style-name="P12"/>
      <text:p text:style-name="P12">./configure</text:p>
      <text:p text:style-name="P12"/>
      <text:p text:style-name="P12">Then run make</text:p>
      <text:p text:style-name="P12"/>
      <text:p text:style-name="P12">make</text:p>
      <text:p text:style-name="P12"/>
      <text:p text:style-name="P12">Inside of the package there should be a file called Makefile that contains rules to building the software. When you run the make command, it looks at this file to build the software.</text:p>
      <text:p text:style-name="P12"/>
      <text:p text:style-name="P13"><text:span text:style-name="T7">To then install the package, run this next command. It will copy the correct files to the correct locations on your system.</text:span></text:p>
      <text:p text:style-name="P13"/>
      <text:p text:style-name="P12">sudo make install</text:p>
      <text:p text:style-name="P12"/>
      <text:p text:style-name="P12">If you want to uninstall the package it’s pretty much the same but use ‘uninstall’.</text:p>
      <text:p text:style-name="P12"/>
      <text:p text:style-name="P12">sudo make uninstall</text:p>
      <text:p text:style-name="P12"/>
      <text:p text:style-name="P12">Although, be careful about using make install. Because it installs lots of stuff in the background if you try to uninstall a package it might not get everything because it might miss some of the stuff it installed in the background. Instead you can use ‘checkinstall’, this command will make your own .deb file so you can install and uninstall it that way.</text:p>
      <text:p text:style-name="P12"/>
      <text:p text:style-name="P12">Sudo checkinstall</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8:43:40.110506671</meta:creation-date>
    <meta:generator>LibreOffice/6.0.2.1$MacOSX_X86_64 LibreOffice_project/f7f06a8f319e4b62f9bc5095aa112a65d2f3ac89</meta:generator>
    <dc:date>2018-04-09T15:11:59.198790905</dc:date>
    <meta:editing-duration>PT22M10S</meta:editing-duration>
    <meta:editing-cycles>3</meta:editing-cycles>
    <meta:document-statistic meta:table-count="0" meta:image-count="0" meta:object-count="0" meta:page-count="4" meta:paragraph-count="77" meta:word-count="1427" meta:character-count="7886" meta:non-whitespace-character-count="6521"/>
  </office:meta>
</office:document-meta>
</file>